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%</text:p>
          </table:table-cell>
          <table:table-cell table:style-name="ce13" office:value-type="string" calcext:value-type="string">
            <text:p>3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%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%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1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6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0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13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3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1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9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9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7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2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0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6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7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6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5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2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16">
          <table:table-cell table:number-columns-repeated="4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5"/>
          <table:table-cell table:number-columns-repeated="4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10463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9T22:21:48.316398142</dc:date>
    <meta:editing-duration>P2DT4H25M4S</meta:editing-duration>
    <meta:editing-cycles>318</meta:editing-cycles>
    <meta:generator>LibreOffice/7.3.7.2$Linux_X86_64 LibreOffice_project/30$Build-2</meta:generator>
    <meta:document-statistic meta:table-count="1" meta:cell-count="1442" meta:object-count="0"/>
  </office:meta>
</office:document-meta>
</file>